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RERA ARANIBAR, JAIME FERN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21104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SM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83385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ARRERA ARANIBAR, JAIME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21104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681691</text:p>
          </table:table-cell>
          <table:table-cell table:style-name="Tabla2.A2" office:value-type="string">
            <text:p text:style-name="P9">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ENTREGA EN CASMA DE RETORNO A LI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17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